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3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4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5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6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7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8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9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10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1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2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3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4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5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6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7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8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9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20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1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2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3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4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5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6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7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8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9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30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1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2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3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4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5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6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7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8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9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40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1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2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3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4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5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6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7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8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9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50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1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2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3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4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5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6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7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8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9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60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1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2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3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4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5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6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7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8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9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70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1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2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3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4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5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6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7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8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9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80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1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2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3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4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5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6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7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8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9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90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1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2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3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4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5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6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7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8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9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100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1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2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3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4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5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6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7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8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9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10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1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2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3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4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5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6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7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8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9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20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1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2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3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4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5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6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7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8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9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30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1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2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3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4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5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6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7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8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9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40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1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2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3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4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5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6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7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8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9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50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1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2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3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4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5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6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7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8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9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60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1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2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3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4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5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6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7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8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9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70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1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2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3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4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5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6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7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8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9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80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1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2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3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4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5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6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7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8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9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90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1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2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3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4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5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6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7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8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9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200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1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2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3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4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5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6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7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8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9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10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1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2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3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4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5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6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7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8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9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20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1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2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3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4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5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6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7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8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9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30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1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2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3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4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5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6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7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8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9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40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1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2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3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4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5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6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7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8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9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50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1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2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3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4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5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6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7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8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9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60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1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2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3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4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5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6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7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8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9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70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1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2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3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4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5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6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7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8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9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80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1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2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3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4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5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6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7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8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9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90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1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2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3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4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5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6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7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8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9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301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2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3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4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5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6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7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8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9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10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11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2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3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4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5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6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7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8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9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20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21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2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3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4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5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6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7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8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9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30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31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2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3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4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5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6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7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8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9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40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41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2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3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4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5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6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7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8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9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50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51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2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3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4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5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6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7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8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9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60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61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2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3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4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5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6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7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8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9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70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71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2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3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4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5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6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7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8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9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80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81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2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3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4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5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6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7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8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9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90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91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2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3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4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5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6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7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8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9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400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401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2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3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4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5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6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7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8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9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10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11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2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3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4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5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6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7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8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9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20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21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2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3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4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5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6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7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8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9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30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31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2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3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4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5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6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7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8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9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40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41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2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3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4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5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6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7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8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9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50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51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2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3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4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5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6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7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8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9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60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61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2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3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4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5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6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7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8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9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70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71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2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3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4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5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6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7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8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9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80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81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2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3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4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5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6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7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8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9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90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91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2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3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4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5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6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7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8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9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500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501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2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3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4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5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6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7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8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9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10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11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2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3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4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5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6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7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8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9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20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21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2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3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4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5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6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7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8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9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30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31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2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3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4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5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6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7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8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9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40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41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2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3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4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5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6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7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8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9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50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51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2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3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4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5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6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7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8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9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60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61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2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3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4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5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6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7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8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9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70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71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2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3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4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5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6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7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8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9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80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81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2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3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4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5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6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7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8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9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90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91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2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3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4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5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6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7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8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600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601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602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3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4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5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6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7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8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9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10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11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12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3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4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5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6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7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8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9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20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21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22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3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4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5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6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7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8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9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30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31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32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3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4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5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6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7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8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9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40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41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42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3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4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5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6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7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8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9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50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51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52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3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4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5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6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7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8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9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60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61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62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3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4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5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6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7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8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9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70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71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72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3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4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5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6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7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8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9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80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81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82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3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4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5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6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7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8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9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90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91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92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3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4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5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6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7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8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9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700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701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702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3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4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5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6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7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8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9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10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11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12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3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4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5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6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7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8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9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20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21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22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3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4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5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6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7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8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9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30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31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32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3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4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5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6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7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8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9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40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41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42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3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4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5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6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7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8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9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50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51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52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3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4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5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6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7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8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9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60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61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62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3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4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5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6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7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8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9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70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71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72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3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4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5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6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7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8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9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80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81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82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3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4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5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6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7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8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9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90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91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92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3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4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5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6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7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8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9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800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801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802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3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4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5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6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7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8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9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10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11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12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3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4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5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6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7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8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9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20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21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22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3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4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5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6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7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8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9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30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31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32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3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4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5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6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7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8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9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40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41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42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3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4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5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6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7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8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9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50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51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52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3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4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5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6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7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8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9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60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61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62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3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4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5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6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7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8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9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70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71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72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3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4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5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6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7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8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9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80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81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82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3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4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5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6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7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8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9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90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91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92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3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4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5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6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7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D</text:p>
          </table:table-cell>
          <table:table-cell table:style-name="ce301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rtran</text:p>
          </table:table-cell>
          <table:table-cell table:style-name="ce302" office:value-type="string" calcext:value-type="string">
            <text:p>Javascript</text:p>
          </table:table-cell>
          <table:table-cell table:style-name="ce601" office:value-type="string" calcext:value-type="string">
            <text:p>Python</text:p>
          </table:table-cell>
        </table:table-row>
        <table:table-row table:style-name="ro1">
          <table:table-cell/>
          <table:table-cell table:style-name="ce4"/>
          <table:table-cell table:style-name="ce303"/>
          <table:table-cell table:style-name="ce6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D</text:p>
          </table:table-cell>
          <table:table-cell table:style-name="ce304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p</text:p>
          </table:table-cell>
          <table:table-cell table:style-name="ce305" office:value-type="string" calcext:value-type="string">
            <text:p>Python</text:p>
          </table:table-cell>
          <table:table-cell table:style-name="ce604"/>
        </table:table-row>
        <table:table-row table:style-name="ro1">
          <table:table-cell/>
          <table:table-cell table:style-name="ce7"/>
          <table:table-cell table:style-name="ce306"/>
          <table:table-cell table:style-name="ce6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JD</text:p>
          </table:table-cell>
          <table:table-cell table:style-name="ce307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Python</text:p>
          </table:table-cell>
          <table:table-cell table:style-name="ce308" office:value-type="string" calcext:value-type="string">
            <text:p>Cpp</text:p>
          </table:table-cell>
          <table:table-cell table:style-name="ce607"/>
        </table:table-row>
        <table:table-row table:style-name="ro1">
          <table:table-cell/>
          <table:table-cell table:style-name="ce10"/>
          <table:table-cell table:style-name="ce309"/>
          <table:table-cell table:style-name="ce6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D</text:p>
          </table:table-cell>
          <table:table-cell table:style-name="ce310" office:value-type="string" calcext:value-type="string">
            <text:p>Daniel</text:p>
          </table:table-cell>
          <table:table-cell table:style-name="ce609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Javascript</text:p>
          </table:table-cell>
          <table:table-cell table:style-name="ce311"/>
          <table:table-cell table:style-name="ce610"/>
        </table:table-row>
        <table:table-row table:style-name="ro1">
          <table:table-cell/>
          <table:table-cell table:style-name="ce13"/>
          <table:table-cell table:style-name="ce312"/>
          <table:table-cell table:style-name="ce6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JuanSe</text:p>
          </table:table-cell>
          <table:table-cell table:style-name="ce313" office:value-type="string" calcext:value-type="string">
            <text:p>JD</text:p>
          </table:table-cell>
          <table:table-cell table:style-name="ce612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Python</text:p>
          </table:table-cell>
          <table:table-cell table:style-name="ce314" office:value-type="string" calcext:value-type="string">
            <text:p>Fortran</text:p>
          </table:table-cell>
          <table:table-cell table:style-name="ce613" office:value-type="string" calcext:value-type="string">
            <text:p>Cpp</text:p>
          </table:table-cell>
        </table:table-row>
        <table:table-row table:style-name="ro1">
          <table:table-cell/>
          <table:table-cell table:style-name="ce16"/>
          <table:table-cell table:style-name="ce315"/>
          <table:table-cell table:style-name="ce6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JD</text:p>
          </table:table-cell>
          <table:table-cell table:style-name="ce316" office:value-type="string" calcext:value-type="string">
            <text:p>Daniel</text:p>
          </table:table-cell>
          <table:table-cell table:style-name="ce615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Fortran</text:p>
          </table:table-cell>
          <table:table-cell table:style-name="ce317" office:value-type="string" calcext:value-type="string">
            <text:p>Javascript</text:p>
          </table:table-cell>
          <table:table-cell table:style-name="ce616" office:value-type="string" calcext:value-type="string">
            <text:p>R</text:p>
          </table:table-cell>
        </table:table-row>
        <table:table-row table:style-name="ro1">
          <table:table-cell/>
          <table:table-cell table:style-name="ce19"/>
          <table:table-cell table:style-name="ce318"/>
          <table:table-cell table:style-name="ce6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aniel</text:p>
          </table:table-cell>
          <table:table-cell table:style-name="ce319" office:value-type="string" calcext:value-type="string">
            <text:p>JuanSe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ortran</text:p>
          </table:table-cell>
          <table:table-cell table:style-name="ce320" office:value-type="string" calcext:value-type="string">
            <text:p>Python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2"/>
          <table:table-cell table:style-name="ce321"/>
          <table:table-cell table:style-name="ce6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JuanSe</text:p>
          </table:table-cell>
          <table:table-cell table:style-name="ce322" office:value-type="string" calcext:value-type="string">
            <text:p>Daniel</text:p>
          </table:table-cell>
          <table:table-cell table:style-name="ce621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/>
          <table:table-cell table:style-name="ce323"/>
          <table:table-cell table:style-name="ce622"/>
        </table:table-row>
        <table:table-row table:style-name="ro1">
          <table:table-cell/>
          <table:table-cell table:style-name="ce25"/>
          <table:table-cell table:style-name="ce324"/>
          <table:table-cell table:style-name="ce6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JD</text:p>
          </table:table-cell>
          <table:table-cell table:style-name="ce325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office:value-type="string" calcext:value-type="string">
            <text:p>Fortran</text:p>
          </table:table-cell>
          <table:table-cell table:style-name="ce326"/>
          <table:table-cell table:style-name="ce625"/>
        </table:table-row>
        <table:table-row table:style-name="ro1">
          <table:table-cell/>
          <table:table-cell table:style-name="ce28"/>
          <table:table-cell table:style-name="ce327"/>
          <table:table-cell table:style-name="ce6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JD</text:p>
          </table:table-cell>
          <table:table-cell table:style-name="ce328" office:value-type="string" calcext:value-type="string">
            <text:p>JuanSe</text:p>
          </table:table-cell>
          <table:table-cell table:style-name="ce627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Python</text:p>
          </table:table-cell>
          <table:table-cell table:style-name="ce329"/>
          <table:table-cell table:style-name="ce628"/>
        </table:table-row>
        <table:table-row table:style-name="ro1">
          <table:table-cell/>
          <table:table-cell table:style-name="ce31"/>
          <table:table-cell table:style-name="ce330"/>
          <table:table-cell table:style-name="ce62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aniel</text:p>
          </table:table-cell>
          <table:table-cell table:style-name="ce331" office:value-type="string" calcext:value-type="string">
            <text:p>JD</text:p>
          </table:table-cell>
          <table:table-cell table:style-name="ce630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/>
          <table:table-cell table:style-name="ce332"/>
          <table:table-cell table:style-name="ce631"/>
        </table:table-row>
        <table:table-row table:style-name="ro1">
          <table:table-cell/>
          <table:table-cell table:style-name="ce34"/>
          <table:table-cell table:style-name="ce333"/>
          <table:table-cell table:style-name="ce6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uanSe</text:p>
          </table:table-cell>
          <table:table-cell table:style-name="ce334" office:value-type="string" calcext:value-type="string">
            <text:p>JD</text:p>
          </table:table-cell>
          <table:table-cell table:style-name="ce633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/>
          <table:table-cell table:style-name="ce335"/>
          <table:table-cell table:style-name="ce634"/>
        </table:table-row>
        <table:table-row table:style-name="ro1">
          <table:table-cell/>
          <table:table-cell table:style-name="ce37"/>
          <table:table-cell table:style-name="ce336"/>
          <table:table-cell table:style-name="ce63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JuanSe</text:p>
          </table:table-cell>
          <table:table-cell table:style-name="ce337" office:value-type="string" calcext:value-type="string">
            <text:p>Daniel</text:p>
          </table:table-cell>
          <table:table-cell table:style-name="ce636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/>
          <table:table-cell table:style-name="ce338"/>
          <table:table-cell table:style-name="ce637"/>
        </table:table-row>
        <table:table-row table:style-name="ro1">
          <table:table-cell/>
          <table:table-cell table:style-name="ce40"/>
          <table:table-cell table:style-name="ce339"/>
          <table:table-cell table:style-name="ce6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JD</text:p>
          </table:table-cell>
          <table:table-cell table:style-name="ce340" office:value-type="string" calcext:value-type="string">
            <text:p>Daniel</text:p>
          </table:table-cell>
          <table:table-cell table:style-name="ce639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Python</text:p>
          </table:table-cell>
          <table:table-cell table:style-name="ce341"/>
          <table:table-cell table:style-name="ce640"/>
        </table:table-row>
        <table:table-row table:style-name="ro1">
          <table:table-cell/>
          <table:table-cell table:style-name="ce43"/>
          <table:table-cell table:style-name="ce342"/>
          <table:table-cell table:style-name="ce6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JuanSe</text:p>
          </table:table-cell>
          <table:table-cell table:style-name="ce343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5"/>
          <table:table-cell table:style-name="ce344"/>
          <table:table-cell table:style-name="ce643"/>
        </table:table-row>
        <table:table-row table:style-name="ro1">
          <table:table-cell/>
          <table:table-cell table:style-name="ce46"/>
          <table:table-cell table:style-name="ce345"/>
          <table:table-cell table:style-name="ce6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JuanSe</text:p>
          </table:table-cell>
          <table:table-cell table:style-name="ce346" office:value-type="string" calcext:value-type="string">
            <text:p>JD</text:p>
          </table:table-cell>
          <table:table-cell table:style-name="ce645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8"/>
          <table:table-cell table:style-name="ce347"/>
          <table:table-cell table:style-name="ce646"/>
        </table:table-row>
        <table:table-row table:style-name="ro1">
          <table:table-cell/>
          <table:table-cell table:style-name="ce49"/>
          <table:table-cell table:style-name="ce348"/>
          <table:table-cell table:style-name="ce64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Daniel</text:p>
          </table:table-cell>
          <table:table-cell table:style-name="ce349" office:value-type="string" calcext:value-type="string">
            <text:p>JD</text:p>
          </table:table-cell>
          <table:table-cell table:style-name="ce648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1"/>
          <table:table-cell table:style-name="ce350"/>
          <table:table-cell table:style-name="ce649"/>
        </table:table-row>
        <table:table-row table:style-name="ro1">
          <table:table-cell/>
          <table:table-cell table:style-name="ce52"/>
          <table:table-cell table:style-name="ce351"/>
          <table:table-cell table:style-name="ce6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JuanSe</text:p>
          </table:table-cell>
          <table:table-cell table:style-name="ce352" office:value-type="string" calcext:value-type="string">
            <text:p>Daniel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4"/>
          <table:table-cell table:style-name="ce353"/>
          <table:table-cell table:style-name="ce652"/>
        </table:table-row>
        <table:table-row table:style-name="ro1">
          <table:table-cell/>
          <table:table-cell table:style-name="ce55"/>
          <table:table-cell table:style-name="ce354"/>
          <table:table-cell table:style-name="ce65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Daniel</text:p>
          </table:table-cell>
          <table:table-cell table:style-name="ce355" office:value-type="string" calcext:value-type="string">
            <text:p>JuanSe</text:p>
          </table:table-cell>
          <table:table-cell table:style-name="ce654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/>
          <table:table-cell table:style-name="ce356"/>
          <table:table-cell table:style-name="ce655"/>
        </table:table-row>
        <table:table-row table:style-name="ro1">
          <table:table-cell/>
          <table:table-cell table:style-name="ce58"/>
          <table:table-cell table:style-name="ce357"/>
          <table:table-cell table:style-name="ce6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JD</text:p>
          </table:table-cell>
          <table:table-cell table:style-name="ce358" office:value-type="string" calcext:value-type="string">
            <text:p>JuanSe</text:p>
          </table:table-cell>
          <table:table-cell table:style-name="ce657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0" office:value-type="string" calcext:value-type="string">
            <text:p>Python</text:p>
          </table:table-cell>
          <table:table-cell table:style-name="ce359"/>
          <table:table-cell table:style-name="ce658"/>
        </table:table-row>
        <table:table-row table:style-name="ro1">
          <table:table-cell/>
          <table:table-cell table:style-name="ce61"/>
          <table:table-cell table:style-name="ce360"/>
          <table:table-cell table:style-name="ce6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JuanSe</text:p>
          </table:table-cell>
          <table:table-cell table:style-name="ce361" office:value-type="string" calcext:value-type="string">
            <text:p>Daniel</text:p>
          </table:table-cell>
          <table:table-cell table:style-name="ce660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/>
          <table:table-cell table:style-name="ce362"/>
          <table:table-cell table:style-name="ce661"/>
        </table:table-row>
        <table:table-row table:style-name="ro1">
          <table:table-cell/>
          <table:table-cell table:style-name="ce64"/>
          <table:table-cell table:style-name="ce363"/>
          <table:table-cell table:style-name="ce6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JD</text:p>
          </table:table-cell>
          <table:table-cell table:style-name="ce364" office:value-type="string" calcext:value-type="string">
            <text:p>JuanSe</text:p>
          </table:table-cell>
          <table:table-cell table:style-name="ce663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 office:value-type="string" calcext:value-type="string">
            <text:p>Python</text:p>
          </table:table-cell>
          <table:table-cell table:style-name="ce365"/>
          <table:table-cell table:style-name="ce664"/>
        </table:table-row>
        <table:table-row table:style-name="ro1">
          <table:table-cell/>
          <table:table-cell table:style-name="ce67"/>
          <table:table-cell table:style-name="ce366"/>
          <table:table-cell table:style-name="ce66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JuanSe</text:p>
          </table:table-cell>
          <table:table-cell table:style-name="ce367" office:value-type="string" calcext:value-type="string">
            <text:p>Daniel</text:p>
          </table:table-cell>
          <table:table-cell table:style-name="ce666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9"/>
          <table:table-cell table:style-name="ce368"/>
          <table:table-cell table:style-name="ce667"/>
        </table:table-row>
        <table:table-row table:style-name="ro1">
          <table:table-cell/>
          <table:table-cell table:style-name="ce70"/>
          <table:table-cell table:style-name="ce369"/>
          <table:table-cell table:style-name="ce6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Daniel</text:p>
          </table:table-cell>
          <table:table-cell table:style-name="ce370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2"/>
          <table:table-cell table:style-name="ce371"/>
          <table:table-cell table:style-name="ce670"/>
        </table:table-row>
        <table:table-row table:style-name="ro1">
          <table:table-cell/>
          <table:table-cell table:style-name="ce73"/>
          <table:table-cell table:style-name="ce372"/>
          <table:table-cell table:style-name="ce67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Daniel</text:p>
          </table:table-cell>
          <table:table-cell table:style-name="ce373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5"/>
          <table:table-cell table:style-name="ce374"/>
          <table:table-cell table:style-name="ce673"/>
        </table:table-row>
        <table:table-row table:style-name="ro1">
          <table:table-cell/>
          <table:table-cell table:style-name="ce76"/>
          <table:table-cell table:style-name="ce375"/>
          <table:table-cell table:style-name="ce67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Daniel</text:p>
          </table:table-cell>
          <table:table-cell table:style-name="ce376" office:value-type="string" calcext:value-type="string">
            <text:p>JD</text:p>
          </table:table-cell>
          <table:table-cell table:style-name="ce675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8"/>
          <table:table-cell table:style-name="ce377"/>
          <table:table-cell table:style-name="ce676"/>
        </table:table-row>
        <table:table-row table:style-name="ro1">
          <table:table-cell/>
          <table:table-cell table:style-name="ce79"/>
          <table:table-cell table:style-name="ce378"/>
          <table:table-cell table:style-name="ce67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JuanSe</text:p>
          </table:table-cell>
          <table:table-cell table:style-name="ce379" office:value-type="string" calcext:value-type="string">
            <text:p>Daniel</text:p>
          </table:table-cell>
          <table:table-cell table:style-name="ce678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1"/>
          <table:table-cell table:style-name="ce380"/>
          <table:table-cell table:style-name="ce679"/>
        </table:table-row>
        <table:table-row table:style-name="ro1">
          <table:table-cell/>
          <table:table-cell table:style-name="ce82"/>
          <table:table-cell table:style-name="ce381"/>
          <table:table-cell table:style-name="ce6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Daniel</text:p>
          </table:table-cell>
          <table:table-cell table:style-name="ce382" office:value-type="string" calcext:value-type="string">
            <text:p>JD</text:p>
          </table:table-cell>
          <table:table-cell table:style-name="ce681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4"/>
          <table:table-cell table:style-name="ce383"/>
          <table:table-cell table:style-name="ce682"/>
        </table:table-row>
        <table:table-row table:style-name="ro1">
          <table:table-cell/>
          <table:table-cell table:style-name="ce85"/>
          <table:table-cell table:style-name="ce384"/>
          <table:table-cell table:style-name="ce68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JuanSe</text:p>
          </table:table-cell>
          <table:table-cell table:style-name="ce385" office:value-type="string" calcext:value-type="string">
            <text:p>JD</text:p>
          </table:table-cell>
          <table:table-cell table:style-name="ce684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7"/>
          <table:table-cell table:style-name="ce386"/>
          <table:table-cell table:style-name="ce685"/>
        </table:table-row>
        <table:table-row table:style-name="ro1">
          <table:table-cell/>
          <table:table-cell table:style-name="ce88"/>
          <table:table-cell table:style-name="ce387"/>
          <table:table-cell table:style-name="ce68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D</text:p>
          </table:table-cell>
          <table:table-cell table:style-name="ce388" office:value-type="string" calcext:value-type="string">
            <text:p>Daniel</text:p>
          </table:table-cell>
          <table:table-cell table:style-name="ce687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 office:value-type="string" calcext:value-type="string">
            <text:p>Javascript</text:p>
          </table:table-cell>
          <table:table-cell table:style-name="ce389"/>
          <table:table-cell table:style-name="ce688"/>
        </table:table-row>
        <table:table-row table:style-name="ro1">
          <table:table-cell/>
          <table:table-cell table:style-name="ce91"/>
          <table:table-cell table:style-name="ce390"/>
          <table:table-cell table:style-name="ce68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JuanSe</text:p>
          </table:table-cell>
          <table:table-cell table:style-name="ce391" office:value-type="string" calcext:value-type="string">
            <text:p>Daniel</text:p>
          </table:table-cell>
          <table:table-cell table:style-name="ce690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3"/>
          <table:table-cell table:style-name="ce392"/>
          <table:table-cell table:style-name="ce691"/>
        </table:table-row>
        <table:table-row table:style-name="ro1">
          <table:table-cell/>
          <table:table-cell table:style-name="ce94"/>
          <table:table-cell table:style-name="ce393"/>
          <table:table-cell table:style-name="ce69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JuanSe</text:p>
          </table:table-cell>
          <table:table-cell table:style-name="ce394" office:value-type="string" calcext:value-type="string">
            <text:p>JD</text:p>
          </table:table-cell>
          <table:table-cell table:style-name="ce693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6"/>
          <table:table-cell table:style-name="ce395"/>
          <table:table-cell table:style-name="ce694"/>
        </table:table-row>
        <table:table-row table:style-name="ro1">
          <table:table-cell/>
          <table:table-cell table:style-name="ce97"/>
          <table:table-cell table:style-name="ce396"/>
          <table:table-cell table:style-name="ce6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JD</text:p>
          </table:table-cell>
          <table:table-cell table:style-name="ce397" office:value-type="string" calcext:value-type="string">
            <text:p>Daniel</text:p>
          </table:table-cell>
          <table:table-cell table:style-name="ce696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9"/>
          <table:table-cell table:style-name="ce398"/>
          <table:table-cell table:style-name="ce697"/>
        </table:table-row>
        <table:table-row table:style-name="ro1">
          <table:table-cell/>
          <table:table-cell table:style-name="ce100"/>
          <table:table-cell table:style-name="ce399"/>
          <table:table-cell table:style-name="ce6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Daniel</text:p>
          </table:table-cell>
          <table:table-cell table:style-name="ce400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2"/>
          <table:table-cell table:style-name="ce401"/>
          <table:table-cell table:style-name="ce700"/>
        </table:table-row>
        <table:table-row table:style-name="ro1">
          <table:table-cell/>
          <table:table-cell table:style-name="ce103"/>
          <table:table-cell table:style-name="ce402"/>
          <table:table-cell table:style-name="ce70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Daniel</text:p>
          </table:table-cell>
          <table:table-cell table:style-name="ce403" office:value-type="string" calcext:value-type="string">
            <text:p>JuanSe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5"/>
          <table:table-cell table:style-name="ce404"/>
          <table:table-cell table:style-name="ce703"/>
        </table:table-row>
        <table:table-row table:style-name="ro1">
          <table:table-cell/>
          <table:table-cell table:style-name="ce106"/>
          <table:table-cell table:style-name="ce405"/>
          <table:table-cell table:style-name="ce70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JuanSe</text:p>
          </table:table-cell>
          <table:table-cell table:style-name="ce406" office:value-type="string" calcext:value-type="string">
            <text:p>Daniel</text:p>
          </table:table-cell>
          <table:table-cell table:style-name="ce705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8"/>
          <table:table-cell table:style-name="ce407"/>
          <table:table-cell table:style-name="ce706"/>
        </table:table-row>
        <table:table-row table:style-name="ro1">
          <table:table-cell/>
          <table:table-cell table:style-name="ce109"/>
          <table:table-cell table:style-name="ce408"/>
          <table:table-cell table:style-name="ce7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 office:value-type="string" calcext:value-type="string">
            <text:p>JD</text:p>
          </table:table-cell>
          <table:table-cell table:style-name="ce409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1"/>
          <table:table-cell table:style-name="ce410"/>
          <table:table-cell table:style-name="ce709"/>
        </table:table-row>
        <table:table-row table:style-name="ro1">
          <table:table-cell/>
          <table:table-cell table:style-name="ce112"/>
          <table:table-cell table:style-name="ce411"/>
          <table:table-cell table:style-name="ce71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JD</text:p>
          </table:table-cell>
          <table:table-cell table:style-name="ce412" office:value-type="string" calcext:value-type="string">
            <text:p>Daniel</text:p>
          </table:table-cell>
          <table:table-cell table:style-name="ce711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4"/>
          <table:table-cell table:style-name="ce413"/>
          <table:table-cell table:style-name="ce712"/>
        </table:table-row>
        <table:table-row table:style-name="ro1">
          <table:table-cell/>
          <table:table-cell table:style-name="ce115"/>
          <table:table-cell table:style-name="ce414"/>
          <table:table-cell table:style-name="ce7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 office:value-type="string" calcext:value-type="string">
            <text:p>JuanSe</text:p>
          </table:table-cell>
          <table:table-cell table:style-name="ce415" office:value-type="string" calcext:value-type="string">
            <text:p>Daniel</text:p>
          </table:table-cell>
          <table:table-cell table:style-name="ce714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7"/>
          <table:table-cell table:style-name="ce416"/>
          <table:table-cell table:style-name="ce715"/>
        </table:table-row>
        <table:table-row table:style-name="ro1">
          <table:table-cell/>
          <table:table-cell table:style-name="ce118"/>
          <table:table-cell table:style-name="ce417"/>
          <table:table-cell table:style-name="ce7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Daniel</text:p>
          </table:table-cell>
          <table:table-cell table:style-name="ce418" office:value-type="string" calcext:value-type="string">
            <text:p>JD</text:p>
          </table:table-cell>
          <table:table-cell table:style-name="ce717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0"/>
          <table:table-cell table:style-name="ce419"/>
          <table:table-cell table:style-name="ce718"/>
        </table:table-row>
        <table:table-row table:style-name="ro1">
          <table:table-cell/>
          <table:table-cell table:style-name="ce121"/>
          <table:table-cell table:style-name="ce420"/>
          <table:table-cell table:style-name="ce7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JuanSe</text:p>
          </table:table-cell>
          <table:table-cell table:style-name="ce421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3"/>
          <table:table-cell table:style-name="ce422"/>
          <table:table-cell table:style-name="ce721"/>
        </table:table-row>
        <table:table-row table:style-name="ro1">
          <table:table-cell/>
          <table:table-cell table:style-name="ce124"/>
          <table:table-cell table:style-name="ce423"/>
          <table:table-cell table:style-name="ce7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 office:value-type="string" calcext:value-type="string">
            <text:p>JuanSe</text:p>
          </table:table-cell>
          <table:table-cell table:style-name="ce424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6"/>
          <table:table-cell table:style-name="ce425"/>
          <table:table-cell table:style-name="ce724"/>
        </table:table-row>
        <table:table-row table:style-name="ro1">
          <table:table-cell/>
          <table:table-cell table:style-name="ce127"/>
          <table:table-cell table:style-name="ce426"/>
          <table:table-cell table:style-name="ce72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 office:value-type="string" calcext:value-type="string">
            <text:p>JuanSe</text:p>
          </table:table-cell>
          <table:table-cell table:style-name="ce427" office:value-type="string" calcext:value-type="string">
            <text:p>Daniel</text:p>
          </table:table-cell>
          <table:table-cell table:style-name="ce726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9"/>
          <table:table-cell table:style-name="ce428"/>
          <table:table-cell table:style-name="ce727"/>
        </table:table-row>
        <table:table-row table:style-name="ro1">
          <table:table-cell/>
          <table:table-cell table:style-name="ce130"/>
          <table:table-cell table:style-name="ce429"/>
          <table:table-cell table:style-name="ce72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Daniel</text:p>
          </table:table-cell>
          <table:table-cell table:style-name="ce430" office:value-type="string" calcext:value-type="string">
            <text:p>JD</text:p>
          </table:table-cell>
          <table:table-cell table:style-name="ce729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2"/>
          <table:table-cell table:style-name="ce431"/>
          <table:table-cell table:style-name="ce730"/>
        </table:table-row>
        <table:table-row table:style-name="ro1">
          <table:table-cell/>
          <table:table-cell table:style-name="ce133"/>
          <table:table-cell table:style-name="ce432"/>
          <table:table-cell table:style-name="ce73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Daniel</text:p>
          </table:table-cell>
          <table:table-cell table:style-name="ce433" office:value-type="string" calcext:value-type="string">
            <text:p>JuanSe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5"/>
          <table:table-cell table:style-name="ce434"/>
          <table:table-cell table:style-name="ce733"/>
        </table:table-row>
        <table:table-row table:style-name="ro1">
          <table:table-cell/>
          <table:table-cell table:style-name="ce136"/>
          <table:table-cell table:style-name="ce435"/>
          <table:table-cell table:style-name="ce7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 office:value-type="string" calcext:value-type="string">
            <text:p>JuanSe</text:p>
          </table:table-cell>
          <table:table-cell table:style-name="ce436" office:value-type="string" calcext:value-type="string">
            <text:p>Daniel</text:p>
          </table:table-cell>
          <table:table-cell table:style-name="ce735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8"/>
          <table:table-cell table:style-name="ce437"/>
          <table:table-cell table:style-name="ce736"/>
        </table:table-row>
        <table:table-row table:style-name="ro1">
          <table:table-cell/>
          <table:table-cell table:style-name="ce139"/>
          <table:table-cell table:style-name="ce438"/>
          <table:table-cell table:style-name="ce7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 office:value-type="string" calcext:value-type="string">
            <text:p>JD</text:p>
          </table:table-cell>
          <table:table-cell table:style-name="ce439" office:value-type="string" calcext:value-type="string">
            <text:p>JuanSe</text:p>
          </table:table-cell>
          <table:table-cell table:style-name="ce738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1"/>
          <table:table-cell table:style-name="ce440"/>
          <table:table-cell table:style-name="ce739"/>
        </table:table-row>
        <table:table-row table:style-name="ro1">
          <table:table-cell/>
          <table:table-cell table:style-name="ce142"/>
          <table:table-cell table:style-name="ce441"/>
          <table:table-cell table:style-name="ce7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Daniel</text:p>
          </table:table-cell>
          <table:table-cell table:style-name="ce442" office:value-type="string" calcext:value-type="string">
            <text:p>JuanSe</text:p>
          </table:table-cell>
          <table:table-cell table:style-name="ce741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4"/>
          <table:table-cell table:style-name="ce443"/>
          <table:table-cell table:style-name="ce742"/>
        </table:table-row>
        <table:table-row table:style-name="ro1">
          <table:table-cell/>
          <table:table-cell table:style-name="ce145"/>
          <table:table-cell table:style-name="ce444"/>
          <table:table-cell table:style-name="ce7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 office:value-type="string" calcext:value-type="string">
            <text:p>JD</text:p>
          </table:table-cell>
          <table:table-cell table:style-name="ce445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7"/>
          <table:table-cell table:style-name="ce446"/>
          <table:table-cell table:style-name="ce745"/>
        </table:table-row>
        <table:table-row table:style-name="ro1">
          <table:table-cell/>
          <table:table-cell table:style-name="ce148"/>
          <table:table-cell table:style-name="ce447"/>
          <table:table-cell table:style-name="ce74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 office:value-type="string" calcext:value-type="string">
            <text:p>JD</text:p>
          </table:table-cell>
          <table:table-cell table:style-name="ce448" office:value-type="string" calcext:value-type="string">
            <text:p>Daniel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0"/>
          <table:table-cell table:style-name="ce449"/>
          <table:table-cell table:style-name="ce748"/>
        </table:table-row>
        <table:table-row table:style-name="ro1">
          <table:table-cell/>
          <table:table-cell table:style-name="ce151"/>
          <table:table-cell table:style-name="ce450"/>
          <table:table-cell table:style-name="ce74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 office:value-type="string" calcext:value-type="string">
            <text:p>Daniel</text:p>
          </table:table-cell>
          <table:table-cell table:style-name="ce451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3"/>
          <table:table-cell table:style-name="ce452"/>
          <table:table-cell table:style-name="ce751"/>
        </table:table-row>
        <table:table-row table:style-name="ro1">
          <table:table-cell/>
          <table:table-cell table:style-name="ce154"/>
          <table:table-cell table:style-name="ce453"/>
          <table:table-cell table:style-name="ce7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 office:value-type="string" calcext:value-type="string">
            <text:p>Daniel</text:p>
          </table:table-cell>
          <table:table-cell table:style-name="ce454" office:value-type="string" calcext:value-type="string">
            <text:p>JD</text:p>
          </table:table-cell>
          <table:table-cell table:style-name="ce753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6"/>
          <table:table-cell table:style-name="ce455"/>
          <table:table-cell table:style-name="ce754"/>
        </table:table-row>
        <table:table-row table:style-name="ro1">
          <table:table-cell/>
          <table:table-cell table:style-name="ce157"/>
          <table:table-cell table:style-name="ce456"/>
          <table:table-cell table:style-name="ce7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 office:value-type="string" calcext:value-type="string">
            <text:p>JuanSe</text:p>
          </table:table-cell>
          <table:table-cell table:style-name="ce457" office:value-type="string" calcext:value-type="string">
            <text:p>JD</text:p>
          </table:table-cell>
          <table:table-cell table:style-name="ce756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9"/>
          <table:table-cell table:style-name="ce458"/>
          <table:table-cell table:style-name="ce757"/>
        </table:table-row>
        <table:table-row table:style-name="ro1">
          <table:table-cell/>
          <table:table-cell table:style-name="ce160"/>
          <table:table-cell table:style-name="ce459"/>
          <table:table-cell table:style-name="ce7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 office:value-type="string" calcext:value-type="string">
            <text:p>JuanSe</text:p>
          </table:table-cell>
          <table:table-cell table:style-name="ce460" office:value-type="string" calcext:value-type="string">
            <text:p>Daniel</text:p>
          </table:table-cell>
          <table:table-cell table:style-name="ce759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2"/>
          <table:table-cell table:style-name="ce461"/>
          <table:table-cell table:style-name="ce760"/>
        </table:table-row>
        <table:table-row table:style-name="ro1">
          <table:table-cell/>
          <table:table-cell table:style-name="ce163"/>
          <table:table-cell table:style-name="ce462"/>
          <table:table-cell table:style-name="ce76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 office:value-type="string" calcext:value-type="string">
            <text:p>JD</text:p>
          </table:table-cell>
          <table:table-cell table:style-name="ce463" office:value-type="string" calcext:value-type="string">
            <text:p>JuanSe</text:p>
          </table:table-cell>
          <table:table-cell table:style-name="ce762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5"/>
          <table:table-cell table:style-name="ce464"/>
          <table:table-cell table:style-name="ce763"/>
        </table:table-row>
        <table:table-row table:style-name="ro1">
          <table:table-cell/>
          <table:table-cell table:style-name="ce166"/>
          <table:table-cell table:style-name="ce465"/>
          <table:table-cell table:style-name="ce76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 office:value-type="string" calcext:value-type="string">
            <text:p>Daniel</text:p>
          </table:table-cell>
          <table:table-cell table:style-name="ce466" office:value-type="string" calcext:value-type="string">
            <text:p>JD</text:p>
          </table:table-cell>
          <table:table-cell table:style-name="ce765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8"/>
          <table:table-cell table:style-name="ce467"/>
          <table:table-cell table:style-name="ce766"/>
        </table:table-row>
        <table:table-row table:style-name="ro1">
          <table:table-cell/>
          <table:table-cell table:style-name="ce169"/>
          <table:table-cell table:style-name="ce468"/>
          <table:table-cell table:style-name="ce76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 office:value-type="string" calcext:value-type="string">
            <text:p>JuanSe</text:p>
          </table:table-cell>
          <table:table-cell table:style-name="ce469" office:value-type="string" calcext:value-type="string">
            <text:p>JD</text:p>
          </table:table-cell>
          <table:table-cell table:style-name="ce768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1"/>
          <table:table-cell table:style-name="ce470"/>
          <table:table-cell table:style-name="ce769"/>
        </table:table-row>
        <table:table-row table:style-name="ro1">
          <table:table-cell/>
          <table:table-cell table:style-name="ce172"/>
          <table:table-cell table:style-name="ce471"/>
          <table:table-cell table:style-name="ce77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 office:value-type="string" calcext:value-type="string">
            <text:p>Daniel</text:p>
          </table:table-cell>
          <table:table-cell table:style-name="ce472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4"/>
          <table:table-cell table:style-name="ce473"/>
          <table:table-cell table:style-name="ce772"/>
        </table:table-row>
        <table:table-row table:style-name="ro1">
          <table:table-cell/>
          <table:table-cell table:style-name="ce175"/>
          <table:table-cell table:style-name="ce474"/>
          <table:table-cell table:style-name="ce7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 office:value-type="string" calcext:value-type="string">
            <text:p>Daniel</text:p>
          </table:table-cell>
          <table:table-cell table:style-name="ce475" office:value-type="string" calcext:value-type="string">
            <text:p>JD</text:p>
          </table:table-cell>
          <table:table-cell table:style-name="ce774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7"/>
          <table:table-cell table:style-name="ce476"/>
          <table:table-cell table:style-name="ce775"/>
        </table:table-row>
        <table:table-row table:style-name="ro1">
          <table:table-cell/>
          <table:table-cell table:style-name="ce178"/>
          <table:table-cell table:style-name="ce477"/>
          <table:table-cell table:style-name="ce7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 office:value-type="string" calcext:value-type="string">
            <text:p>Daniel</text:p>
          </table:table-cell>
          <table:table-cell table:style-name="ce478" office:value-type="string" calcext:value-type="string">
            <text:p>JuanSe</text:p>
          </table:table-cell>
          <table:table-cell table:style-name="ce777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0"/>
          <table:table-cell table:style-name="ce479"/>
          <table:table-cell table:style-name="ce778"/>
        </table:table-row>
        <table:table-row table:style-name="ro1">
          <table:table-cell/>
          <table:table-cell table:style-name="ce181"/>
          <table:table-cell table:style-name="ce480"/>
          <table:table-cell table:style-name="ce7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 office:value-type="string" calcext:value-type="string">
            <text:p>JD</text:p>
          </table:table-cell>
          <table:table-cell table:style-name="ce481" office:value-type="string" calcext:value-type="string">
            <text:p>JuanSe</text:p>
          </table:table-cell>
          <table:table-cell table:style-name="ce780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3"/>
          <table:table-cell table:style-name="ce482"/>
          <table:table-cell table:style-name="ce781"/>
        </table:table-row>
        <table:table-row table:style-name="ro1">
          <table:table-cell/>
          <table:table-cell table:style-name="ce184"/>
          <table:table-cell table:style-name="ce483"/>
          <table:table-cell table:style-name="ce78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 office:value-type="string" calcext:value-type="string">
            <text:p>JD</text:p>
          </table:table-cell>
          <table:table-cell table:style-name="ce484" office:value-type="string" calcext:value-type="string">
            <text:p>Daniel</text:p>
          </table:table-cell>
          <table:table-cell table:style-name="ce783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6"/>
          <table:table-cell table:style-name="ce485"/>
          <table:table-cell table:style-name="ce784"/>
        </table:table-row>
        <table:table-row table:style-name="ro1">
          <table:table-cell/>
          <table:table-cell table:style-name="ce187"/>
          <table:table-cell table:style-name="ce486"/>
          <table:table-cell table:style-name="ce7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 office:value-type="string" calcext:value-type="string">
            <text:p>JD</text:p>
          </table:table-cell>
          <table:table-cell table:style-name="ce487" office:value-type="string" calcext:value-type="string">
            <text:p>JuanSe</text:p>
          </table:table-cell>
          <table:table-cell table:style-name="ce786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9"/>
          <table:table-cell table:style-name="ce488"/>
          <table:table-cell table:style-name="ce787"/>
        </table:table-row>
        <table:table-row table:style-name="ro1">
          <table:table-cell/>
          <table:table-cell table:style-name="ce190"/>
          <table:table-cell table:style-name="ce489"/>
          <table:table-cell table:style-name="ce78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 office:value-type="string" calcext:value-type="string">
            <text:p>Daniel</text:p>
          </table:table-cell>
          <table:table-cell table:style-name="ce490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2"/>
          <table:table-cell table:style-name="ce491"/>
          <table:table-cell table:style-name="ce790"/>
        </table:table-row>
        <table:table-row table:style-name="ro1">
          <table:table-cell/>
          <table:table-cell table:style-name="ce193"/>
          <table:table-cell table:style-name="ce492"/>
          <table:table-cell table:style-name="ce79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 office:value-type="string" calcext:value-type="string">
            <text:p>Daniel</text:p>
          </table:table-cell>
          <table:table-cell table:style-name="ce493" office:value-type="string" calcext:value-type="string">
            <text:p>JD</text:p>
          </table:table-cell>
          <table:table-cell table:style-name="ce792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5"/>
          <table:table-cell table:style-name="ce494"/>
          <table:table-cell table:style-name="ce793"/>
        </table:table-row>
        <table:table-row table:style-name="ro1">
          <table:table-cell/>
          <table:table-cell table:style-name="ce196"/>
          <table:table-cell table:style-name="ce495"/>
          <table:table-cell table:style-name="ce79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 office:value-type="string" calcext:value-type="string">
            <text:p>JD</text:p>
          </table:table-cell>
          <table:table-cell table:style-name="ce496" office:value-type="string" calcext:value-type="string">
            <text:p>JuanSe</text:p>
          </table:table-cell>
          <table:table-cell table:style-name="ce795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8"/>
          <table:table-cell table:style-name="ce497"/>
          <table:table-cell table:style-name="ce796"/>
        </table:table-row>
        <table:table-row table:style-name="ro1">
          <table:table-cell/>
          <table:table-cell table:style-name="ce199"/>
          <table:table-cell table:style-name="ce498"/>
          <table:table-cell table:style-name="ce79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 office:value-type="string" calcext:value-type="string">
            <text:p>JD</text:p>
          </table:table-cell>
          <table:table-cell table:style-name="ce499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1"/>
          <table:table-cell table:style-name="ce500"/>
          <table:table-cell table:style-name="ce799"/>
        </table:table-row>
        <table:table-row table:style-name="ro1">
          <table:table-cell/>
          <table:table-cell table:style-name="ce202"/>
          <table:table-cell table:style-name="ce501"/>
          <table:table-cell table:style-name="ce80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 office:value-type="string" calcext:value-type="string">
            <text:p>JD</text:p>
          </table:table-cell>
          <table:table-cell table:style-name="ce502" office:value-type="string" calcext:value-type="string">
            <text:p>Daniel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4"/>
          <table:table-cell table:style-name="ce503"/>
          <table:table-cell table:style-name="ce802"/>
        </table:table-row>
        <table:table-row table:style-name="ro1">
          <table:table-cell/>
          <table:table-cell table:style-name="ce205"/>
          <table:table-cell table:style-name="ce504"/>
          <table:table-cell table:style-name="ce80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 office:value-type="string" calcext:value-type="string">
            <text:p>Daniel</text:p>
          </table:table-cell>
          <table:table-cell table:style-name="ce505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7"/>
          <table:table-cell table:style-name="ce506"/>
          <table:table-cell table:style-name="ce805"/>
        </table:table-row>
        <table:table-row table:style-name="ro1">
          <table:table-cell/>
          <table:table-cell table:style-name="ce208"/>
          <table:table-cell table:style-name="ce507"/>
          <table:table-cell table:style-name="ce8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 office:value-type="string" calcext:value-type="string">
            <text:p>Daniel</text:p>
          </table:table-cell>
          <table:table-cell table:style-name="ce508" office:value-type="string" calcext:value-type="string">
            <text:p>JD</text:p>
          </table:table-cell>
          <table:table-cell table:style-name="ce807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10"/>
          <table:table-cell table:style-name="ce509"/>
          <table:table-cell table:style-name="ce808"/>
        </table:table-row>
        <table:table-row table:style-name="ro1">
          <table:table-cell/>
          <table:table-cell table:style-name="ce211"/>
          <table:table-cell table:style-name="ce510"/>
          <table:table-cell table:style-name="ce80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 office:value-type="string" calcext:value-type="string">
            <text:p>Daniel</text:p>
          </table:table-cell>
          <table:table-cell table:style-name="ce511" office:value-type="string" calcext:value-type="string">
            <text:p>JuanSe</text:p>
          </table:table-cell>
          <table:table-cell table:style-name="ce810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3"/>
          <table:table-cell table:style-name="ce512"/>
          <table:table-cell table:style-name="ce811"/>
        </table:table-row>
        <table:table-row table:style-name="ro1">
          <table:table-cell/>
          <table:table-cell table:style-name="ce214"/>
          <table:table-cell table:style-name="ce513"/>
          <table:table-cell table:style-name="ce8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 office:value-type="string" calcext:value-type="string">
            <text:p>JD</text:p>
          </table:table-cell>
          <table:table-cell table:style-name="ce514" office:value-type="string" calcext:value-type="string">
            <text:p>Daniel</text:p>
          </table:table-cell>
          <table:table-cell table:style-name="ce813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6"/>
          <table:table-cell table:style-name="ce515"/>
          <table:table-cell table:style-name="ce814"/>
        </table:table-row>
        <table:table-row table:style-name="ro1">
          <table:table-cell/>
          <table:table-cell table:style-name="ce217"/>
          <table:table-cell table:style-name="ce516"/>
          <table:table-cell table:style-name="ce8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 office:value-type="string" calcext:value-type="string">
            <text:p>JuanSe</text:p>
          </table:table-cell>
          <table:table-cell table:style-name="ce517" office:value-type="string" calcext:value-type="string">
            <text:p>Daniel</text:p>
          </table:table-cell>
          <table:table-cell table:style-name="ce816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9"/>
          <table:table-cell table:style-name="ce518"/>
          <table:table-cell table:style-name="ce817"/>
        </table:table-row>
        <table:table-row table:style-name="ro1">
          <table:table-cell/>
          <table:table-cell table:style-name="ce220"/>
          <table:table-cell table:style-name="ce519"/>
          <table:table-cell table:style-name="ce8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 office:value-type="string" calcext:value-type="string">
            <text:p>JuanSe</text:p>
          </table:table-cell>
          <table:table-cell table:style-name="ce520" office:value-type="string" calcext:value-type="string">
            <text:p>JD</text:p>
          </table:table-cell>
          <table:table-cell table:style-name="ce819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2"/>
          <table:table-cell table:style-name="ce521"/>
          <table:table-cell table:style-name="ce820"/>
        </table:table-row>
        <table:table-row table:style-name="ro1">
          <table:table-cell/>
          <table:table-cell table:style-name="ce223"/>
          <table:table-cell table:style-name="ce522"/>
          <table:table-cell table:style-name="ce8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 office:value-type="string" calcext:value-type="string">
            <text:p>Daniel</text:p>
          </table:table-cell>
          <table:table-cell table:style-name="ce523" office:value-type="string" calcext:value-type="string">
            <text:p>JuanSe</text:p>
          </table:table-cell>
          <table:table-cell table:style-name="ce822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5"/>
          <table:table-cell table:style-name="ce524"/>
          <table:table-cell table:style-name="ce823"/>
        </table:table-row>
        <table:table-row table:style-name="ro1">
          <table:table-cell/>
          <table:table-cell table:style-name="ce226"/>
          <table:table-cell table:style-name="ce525"/>
          <table:table-cell table:style-name="ce82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 office:value-type="string" calcext:value-type="string">
            <text:p>JD</text:p>
          </table:table-cell>
          <table:table-cell table:style-name="ce526" office:value-type="string" calcext:value-type="string">
            <text:p>Daniel</text:p>
          </table:table-cell>
          <table:table-cell table:style-name="ce825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8"/>
          <table:table-cell table:style-name="ce527"/>
          <table:table-cell table:style-name="ce826"/>
        </table:table-row>
        <table:table-row table:style-name="ro1">
          <table:table-cell/>
          <table:table-cell table:style-name="ce229"/>
          <table:table-cell table:style-name="ce528"/>
          <table:table-cell table:style-name="ce82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 office:value-type="string" calcext:value-type="string">
            <text:p>JuanSe</text:p>
          </table:table-cell>
          <table:table-cell table:style-name="ce529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1"/>
          <table:table-cell table:style-name="ce530"/>
          <table:table-cell table:style-name="ce829"/>
        </table:table-row>
        <table:table-row table:style-name="ro1">
          <table:table-cell/>
          <table:table-cell table:style-name="ce232"/>
          <table:table-cell table:style-name="ce531"/>
          <table:table-cell table:style-name="ce83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 office:value-type="string" calcext:value-type="string">
            <text:p>JuanSe</text:p>
          </table:table-cell>
          <table:table-cell table:style-name="ce532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4"/>
          <table:table-cell table:style-name="ce533"/>
          <table:table-cell table:style-name="ce832"/>
        </table:table-row>
        <table:table-row table:style-name="ro1">
          <table:table-cell/>
          <table:table-cell table:style-name="ce235"/>
          <table:table-cell table:style-name="ce534"/>
          <table:table-cell table:style-name="ce8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 office:value-type="string" calcext:value-type="string">
            <text:p>JuanSe</text:p>
          </table:table-cell>
          <table:table-cell table:style-name="ce535" office:value-type="string" calcext:value-type="string">
            <text:p>Daniel</text:p>
          </table:table-cell>
          <table:table-cell table:style-name="ce834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7"/>
          <table:table-cell table:style-name="ce536"/>
          <table:table-cell table:style-name="ce835"/>
        </table:table-row>
        <table:table-row table:style-name="ro1">
          <table:table-cell/>
          <table:table-cell table:style-name="ce238"/>
          <table:table-cell table:style-name="ce537"/>
          <table:table-cell table:style-name="ce83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 office:value-type="string" calcext:value-type="string">
            <text:p>JuanSe</text:p>
          </table:table-cell>
          <table:table-cell table:style-name="ce538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40"/>
          <table:table-cell table:style-name="ce539"/>
          <table:table-cell table:style-name="ce838"/>
        </table:table-row>
        <table:table-row table:style-name="ro1">
          <table:table-cell/>
          <table:table-cell table:style-name="ce241"/>
          <table:table-cell table:style-name="ce540"/>
          <table:table-cell table:style-name="ce83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 office:value-type="string" calcext:value-type="string">
            <text:p>JuanSe</text:p>
          </table:table-cell>
          <table:table-cell table:style-name="ce541" office:value-type="string" calcext:value-type="string">
            <text:p>JD</text:p>
          </table:table-cell>
          <table:table-cell table:style-name="ce840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3"/>
          <table:table-cell table:style-name="ce542"/>
          <table:table-cell table:style-name="ce841"/>
        </table:table-row>
        <table:table-row table:style-name="ro1">
          <table:table-cell/>
          <table:table-cell table:style-name="ce244"/>
          <table:table-cell table:style-name="ce543"/>
          <table:table-cell table:style-name="ce84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 office:value-type="string" calcext:value-type="string">
            <text:p>Daniel</text:p>
          </table:table-cell>
          <table:table-cell table:style-name="ce544" office:value-type="string" calcext:value-type="string">
            <text:p>JD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6"/>
          <table:table-cell table:style-name="ce545"/>
          <table:table-cell table:style-name="ce844"/>
        </table:table-row>
        <table:table-row table:style-name="ro1">
          <table:table-cell/>
          <table:table-cell table:style-name="ce247"/>
          <table:table-cell table:style-name="ce546"/>
          <table:table-cell table:style-name="ce84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 office:value-type="string" calcext:value-type="string">
            <text:p>JD</text:p>
          </table:table-cell>
          <table:table-cell table:style-name="ce547" office:value-type="string" calcext:value-type="string">
            <text:p>Daniel</text:p>
          </table:table-cell>
          <table:table-cell table:style-name="ce846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9"/>
          <table:table-cell table:style-name="ce548"/>
          <table:table-cell table:style-name="ce847"/>
        </table:table-row>
        <table:table-row table:style-name="ro1">
          <table:table-cell/>
          <table:table-cell table:style-name="ce250"/>
          <table:table-cell table:style-name="ce549"/>
          <table:table-cell table:style-name="ce84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 office:value-type="string" calcext:value-type="string">
            <text:p>JuanSe</text:p>
          </table:table-cell>
          <table:table-cell table:style-name="ce550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2"/>
          <table:table-cell table:style-name="ce551"/>
          <table:table-cell table:style-name="ce850"/>
        </table:table-row>
        <table:table-row table:style-name="ro1">
          <table:table-cell/>
          <table:table-cell table:style-name="ce253"/>
          <table:table-cell table:style-name="ce552"/>
          <table:table-cell table:style-name="ce85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 office:value-type="string" calcext:value-type="string">
            <text:p>JuanSe</text:p>
          </table:table-cell>
          <table:table-cell table:style-name="ce553" office:value-type="string" calcext:value-type="string">
            <text:p>JD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5"/>
          <table:table-cell table:style-name="ce554"/>
          <table:table-cell table:style-name="ce853"/>
        </table:table-row>
        <table:table-row table:style-name="ro1">
          <table:table-cell/>
          <table:table-cell table:style-name="ce256"/>
          <table:table-cell table:style-name="ce555"/>
          <table:table-cell table:style-name="ce8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 office:value-type="string" calcext:value-type="string">
            <text:p>JD</text:p>
          </table:table-cell>
          <table:table-cell table:style-name="ce556" office:value-type="string" calcext:value-type="string">
            <text:p>JuanSe</text:p>
          </table:table-cell>
          <table:table-cell table:style-name="ce855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8"/>
          <table:table-cell table:style-name="ce557"/>
          <table:table-cell table:style-name="ce856"/>
        </table:table-row>
        <table:table-row table:style-name="ro1">
          <table:table-cell/>
          <table:table-cell table:style-name="ce259"/>
          <table:table-cell table:style-name="ce558"/>
          <table:table-cell table:style-name="ce8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 office:value-type="string" calcext:value-type="string">
            <text:p>JD</text:p>
          </table:table-cell>
          <table:table-cell table:style-name="ce559" office:value-type="string" calcext:value-type="string">
            <text:p>Daniel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1"/>
          <table:table-cell table:style-name="ce560"/>
          <table:table-cell table:style-name="ce859"/>
        </table:table-row>
        <table:table-row table:style-name="ro1">
          <table:table-cell/>
          <table:table-cell table:style-name="ce262"/>
          <table:table-cell table:style-name="ce561"/>
          <table:table-cell table:style-name="ce86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 office:value-type="string" calcext:value-type="string">
            <text:p>Daniel</text:p>
          </table:table-cell>
          <table:table-cell table:style-name="ce562" office:value-type="string" calcext:value-type="string">
            <text:p>JD</text:p>
          </table:table-cell>
          <table:table-cell table:style-name="ce861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4"/>
          <table:table-cell table:style-name="ce563"/>
          <table:table-cell table:style-name="ce862"/>
        </table:table-row>
        <table:table-row table:style-name="ro1">
          <table:table-cell/>
          <table:table-cell table:style-name="ce265"/>
          <table:table-cell table:style-name="ce564"/>
          <table:table-cell table:style-name="ce86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 office:value-type="string" calcext:value-type="string">
            <text:p>JuanSe</text:p>
          </table:table-cell>
          <table:table-cell table:style-name="ce565" office:value-type="string" calcext:value-type="string">
            <text:p>JD</text:p>
          </table:table-cell>
          <table:table-cell table:style-name="ce864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7"/>
          <table:table-cell table:style-name="ce566"/>
          <table:table-cell table:style-name="ce865"/>
        </table:table-row>
        <table:table-row table:style-name="ro1">
          <table:table-cell/>
          <table:table-cell table:style-name="ce268"/>
          <table:table-cell table:style-name="ce567"/>
          <table:table-cell table:style-name="ce86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 office:value-type="string" calcext:value-type="string">
            <text:p>Daniel</text:p>
          </table:table-cell>
          <table:table-cell table:style-name="ce568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0"/>
          <table:table-cell table:style-name="ce569"/>
          <table:table-cell table:style-name="ce868"/>
        </table:table-row>
        <table:table-row table:style-name="ro1">
          <table:table-cell/>
          <table:table-cell table:style-name="ce271"/>
          <table:table-cell table:style-name="ce570"/>
          <table:table-cell table:style-name="ce86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 office:value-type="string" calcext:value-type="string">
            <text:p>Daniel</text:p>
          </table:table-cell>
          <table:table-cell table:style-name="ce571" office:value-type="string" calcext:value-type="string">
            <text:p>JuanSe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3"/>
          <table:table-cell table:style-name="ce572"/>
          <table:table-cell table:style-name="ce871"/>
        </table:table-row>
        <table:table-row table:style-name="ro1">
          <table:table-cell/>
          <table:table-cell table:style-name="ce274"/>
          <table:table-cell table:style-name="ce573"/>
          <table:table-cell table:style-name="ce87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 office:value-type="string" calcext:value-type="string">
            <text:p>JuanSe</text:p>
          </table:table-cell>
          <table:table-cell table:style-name="ce574" office:value-type="string" calcext:value-type="string">
            <text:p>Daniel</text:p>
          </table:table-cell>
          <table:table-cell table:style-name="ce873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6"/>
          <table:table-cell table:style-name="ce575"/>
          <table:table-cell table:style-name="ce874"/>
        </table:table-row>
        <table:table-row table:style-name="ro1">
          <table:table-cell/>
          <table:table-cell table:style-name="ce277"/>
          <table:table-cell table:style-name="ce576"/>
          <table:table-cell table:style-name="ce87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 office:value-type="string" calcext:value-type="string">
            <text:p>JD</text:p>
          </table:table-cell>
          <table:table-cell table:style-name="ce577" office:value-type="string" calcext:value-type="string">
            <text:p>Daniel</text:p>
          </table:table-cell>
          <table:table-cell table:style-name="ce876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9"/>
          <table:table-cell table:style-name="ce578"/>
          <table:table-cell table:style-name="ce877"/>
        </table:table-row>
        <table:table-row table:style-name="ro1">
          <table:table-cell/>
          <table:table-cell table:style-name="ce280"/>
          <table:table-cell table:style-name="ce579"/>
          <table:table-cell table:style-name="ce8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 office:value-type="string" calcext:value-type="string">
            <text:p>JuanSe</text:p>
          </table:table-cell>
          <table:table-cell table:style-name="ce580" office:value-type="string" calcext:value-type="string">
            <text:p>JD</text:p>
          </table:table-cell>
          <table:table-cell table:style-name="ce879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2"/>
          <table:table-cell table:style-name="ce581"/>
          <table:table-cell table:style-name="ce880"/>
        </table:table-row>
        <table:table-row table:style-name="ro1">
          <table:table-cell/>
          <table:table-cell table:style-name="ce283"/>
          <table:table-cell table:style-name="ce582"/>
          <table:table-cell table:style-name="ce88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 office:value-type="string" calcext:value-type="string">
            <text:p>Daniel</text:p>
          </table:table-cell>
          <table:table-cell table:style-name="ce583" office:value-type="string" calcext:value-type="string">
            <text:p>JD</text:p>
          </table:table-cell>
          <table:table-cell table:style-name="ce882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5"/>
          <table:table-cell table:style-name="ce584"/>
          <table:table-cell table:style-name="ce883"/>
        </table:table-row>
        <table:table-row table:style-name="ro1">
          <table:table-cell/>
          <table:table-cell table:style-name="ce286"/>
          <table:table-cell table:style-name="ce585"/>
          <table:table-cell table:style-name="ce88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 office:value-type="string" calcext:value-type="string">
            <text:p>JD</text:p>
          </table:table-cell>
          <table:table-cell table:style-name="ce586" office:value-type="string" calcext:value-type="string">
            <text:p>JuanSe</text:p>
          </table:table-cell>
          <table:table-cell table:style-name="ce885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8"/>
          <table:table-cell table:style-name="ce587"/>
          <table:table-cell table:style-name="ce886"/>
        </table:table-row>
        <table:table-row table:style-name="ro1">
          <table:table-cell/>
          <table:table-cell table:style-name="ce289"/>
          <table:table-cell table:style-name="ce588"/>
          <table:table-cell table:style-name="ce88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 office:value-type="string" calcext:value-type="string">
            <text:p>Daniel</text:p>
          </table:table-cell>
          <table:table-cell table:style-name="ce589" office:value-type="string" calcext:value-type="string">
            <text:p>JuanSe</text:p>
          </table:table-cell>
          <table:table-cell table:style-name="ce888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1"/>
          <table:table-cell table:style-name="ce590"/>
          <table:table-cell table:style-name="ce889"/>
        </table:table-row>
        <table:table-row table:style-name="ro1">
          <table:table-cell/>
          <table:table-cell table:style-name="ce292"/>
          <table:table-cell table:style-name="ce591"/>
          <table:table-cell table:style-name="ce89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 office:value-type="string" calcext:value-type="string">
            <text:p>Daniel</text:p>
          </table:table-cell>
          <table:table-cell table:style-name="ce592" office:value-type="string" calcext:value-type="string">
            <text:p>JD</text:p>
          </table:table-cell>
          <table:table-cell table:style-name="ce891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4"/>
          <table:table-cell table:style-name="ce593"/>
          <table:table-cell table:style-name="ce892"/>
        </table:table-row>
        <table:table-row table:style-name="ro1">
          <table:table-cell/>
          <table:table-cell table:style-name="ce295"/>
          <table:table-cell table:style-name="ce594"/>
          <table:table-cell table:style-name="ce89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 office:value-type="string" calcext:value-type="string">
            <text:p>JuanSe</text:p>
          </table:table-cell>
          <table:table-cell table:style-name="ce595" office:value-type="string" calcext:value-type="string">
            <text:p>JD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7"/>
          <table:table-cell table:style-name="ce596"/>
          <table:table-cell table:style-name="ce895"/>
        </table:table-row>
        <table:table-row table:style-name="ro1">
          <table:table-cell/>
          <table:table-cell table:style-name="ce298"/>
          <table:table-cell table:style-name="ce597"/>
          <table:table-cell table:style-name="ce89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9" office:value-type="string" calcext:value-type="string">
            <text:p>JD</text:p>
          </table:table-cell>
          <table:table-cell table:style-name="ce598" office:value-type="string" calcext:value-type="string">
            <text:p>JuanSe</text:p>
          </table:table-cell>
          <table:table-cell table:style-name="ce897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6:51:01.082260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6T16:51:05.753046118</dc:date>
    <meta:editing-duration>PT23M42S</meta:editing-duration>
    <meta:editing-cycles>23</meta:editing-cycles>
    <meta:generator>LibreOffice/6.0.7.3$Linux_X86_64 LibreOffice_project/00m0$Build-3</meta:generator>
    <meta:document-statistic meta:table-count="1" meta:cell-count="523" meta:object-count="0"/>
  </office:meta>
</office:document-meta>
</file>